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Shruti" svg:font-family="Shruti" style:font-family-generic="swiss" style:font-pitch="variable" svg:panose-1="2 0 5 0 0 0 0 0 0 0"/>
    <style:font-face style:name="Aptos Display" svg:font-family="Aptos Display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Noto Sans Devanagari" svg:font-family="Noto Sans Devanagari" style:font-family-generic="swiss" style:font-pitch="variable"/>
  </office:font-face-decls>
  <office:automatic-styles>
    <style:style style:name="P1" style:parent-style-name="ParágrafodaLista" style:master-page-name="MP0" style:list-style-name="WWNum1" style:family="paragraph">
      <style:paragraph-properties fo:break-before="page"/>
    </style:style>
    <style:style style:name="T2" style:parent-style-name="Tipodeletrapredefinidodoparágrafo" style:family="text">
      <style:text-properties fo:font-weight="bold" style:font-weight-asian="bold" style:font-weight-complex="bold"/>
    </style:style>
    <style:style style:name="P3" style:parent-style-name="Normal" style:family="paragraph">
      <style:paragraph-properties fo:margin-left="0.25in" fo:text-indent="-0.25in">
        <style:tab-stops/>
      </style:paragraph-properties>
    </style:style>
    <style:style style:name="P4" style:parent-style-name="Normal" style:family="paragraph">
      <style:paragraph-properties fo:margin-left="0.25in" fo:text-indent="-0.25in">
        <style:tab-stops/>
      </style:paragraph-properties>
    </style:style>
    <style:style style:name="P5" style:parent-style-name="Normal" style:family="paragraph">
      <style:paragraph-properties fo:margin-left="0.25in" fo:text-indent="-0.25in">
        <style:tab-stops/>
      </style:paragraph-properties>
    </style:style>
    <style:style style:name="P6" style:parent-style-name="Normal" style:family="paragraph">
      <style:paragraph-properties fo:margin-left="0.25in" fo:text-indent="-0.25in">
        <style:tab-stops/>
      </style:paragraph-properties>
    </style:style>
    <style:style style:name="P7" style:parent-style-name="Normal" style:family="paragraph">
      <style:paragraph-properties fo:margin-left="0.25in" fo:text-indent="-0.25in">
        <style:tab-stops/>
      </style:paragraph-properties>
    </style:style>
    <style:style style:name="P8" style:parent-style-name="Normal" style:family="paragraph">
      <style:paragraph-properties fo:margin-left="0.25in" fo:text-indent="-0.25in">
        <style:tab-stops/>
      </style:paragraph-properties>
    </style:style>
    <style:style style:name="P9" style:parent-style-name="Normal" style:family="paragraph">
      <style:paragraph-properties fo:margin-left="0.25in" fo:text-indent="-0.25in">
        <style:tab-stops/>
      </style:paragraph-properties>
    </style:style>
    <style:style style:name="P10" style:parent-style-name="Normal" style:family="paragraph">
      <style:paragraph-properties fo:margin-left="0.25in" fo:text-indent="-0.25in">
        <style:tab-stops/>
      </style:paragraph-properties>
    </style:style>
    <style:style style:name="P11" style:parent-style-name="Normal" style:family="paragraph">
      <style:paragraph-properties fo:margin-left="0.25in" fo:text-indent="-0.25in">
        <style:tab-stops/>
      </style:paragraph-properties>
    </style:style>
    <style:style style:name="P12" style:parent-style-name="Normal" style:family="paragraph">
      <style:paragraph-properties fo:margin-left="0.25in" fo:text-indent="-0.25in">
        <style:tab-stops/>
      </style:paragraph-properties>
    </style:style>
    <style:style style:name="P13" style:parent-style-name="Normal" style:family="paragraph">
      <style:paragraph-properties fo:margin-left="0.25in" fo:text-indent="-0.25in">
        <style:tab-stops/>
      </style:paragraph-properties>
    </style:style>
    <style:style style:name="P14" style:parent-style-name="Normal" style:family="paragraph">
      <style:paragraph-properties fo:margin-left="0.25in" fo:text-indent="-0.25in">
        <style:tab-stops/>
      </style:paragraph-properties>
    </style:style>
    <style:style style:name="P15" style:parent-style-name="Normal" style:family="paragraph">
      <style:paragraph-properties fo:margin-left="0.25in" fo:text-indent="-0.25in">
        <style:tab-stops/>
      </style:paragraph-properties>
    </style:style>
    <style:style style:name="P16" style:parent-style-name="ParágrafodaLista" style:list-style-name="WWNum1" style:family="paragraph"/>
    <style:style style:name="T17" style:parent-style-name="Tipodeletrapredefinidodoparágrafo" style:family="text">
      <style:text-properties fo:font-weight="bold" style:font-weight-asian="bold" style:font-weight-complex="bold"/>
    </style:style>
    <style:style style:name="P18" style:parent-style-name="ParágrafodaLista" style:list-style-name="WWNum1" style:family="paragraph"/>
    <style:style style:name="T19" style:parent-style-name="Tipodeletrapredefinidodoparágrafo" style:family="text">
      <style:text-properties fo:font-weight="bold" style:font-weight-asian="bold" style:font-weight-complex="bold"/>
    </style:style>
    <style:style style:name="T20" style:parent-style-name="Tipodeletrapredefinidodoparágrafo" style:family="text">
      <style:text-properties fo:font-weight="bold" style:font-weight-asian="bold" style:font-weight-complex="bold"/>
    </style:style>
    <style:style style:name="T21" style:parent-style-name="Tipodeletrapredefinidodoparágrafo" style:family="text">
      <style:text-properties fo:font-weight="bold" style:font-weight-asian="bold" style:font-weight-complex="bold"/>
    </style:style>
    <style:style style:name="P22" style:parent-style-name="ParágrafodaLista" style:list-style-name="WWNum1" style:family="paragraph"/>
    <style:style style:name="T23" style:parent-style-name="Tipodeletrapredefinidodoparágrafo" style:family="text">
      <style:text-properties fo:font-weight="bold" style:font-weight-asian="bold" style:font-weight-complex="bold"/>
    </style:style>
    <style:style style:name="T24" style:parent-style-name="Tipodeletrapredefinidodoparágrafo" style:family="text">
      <style:text-properties fo:font-weight="bold" style:font-weight-asian="bold" style:font-weight-complex="bold"/>
    </style:style>
    <style:style style:name="P25" style:parent-style-name="ParágrafodaLista" style:list-style-name="WWNum1" style:family="paragraph"/>
    <style:style style:name="T26" style:parent-style-name="Tipodeletrapredefinidodoparágrafo" style:family="text">
      <style:text-properties fo:font-weight="bold" style:font-weight-asian="bold" style:font-weight-complex="bold"/>
    </style:style>
    <style:style style:name="P27" style:parent-style-name="ParágrafodaLista" style:list-style-name="WWNum1" style:family="paragraph"/>
    <style:style style:name="T28" style:parent-style-name="Tipodeletrapredefinidodoparágrafo" style:family="text">
      <style:text-properties fo:font-weight="bold" style:font-weight-asian="bold" style:font-weight-complex="bold"/>
    </style:style>
    <style:style style:name="T29" style:parent-style-name="Tipodeletrapredefinidodoparágrafo" style:family="text">
      <style:text-properties fo:font-weight="bold" style:font-weight-asian="bold" style:font-weight-complex="bold"/>
    </style:style>
    <style:style style:name="T30" style:parent-style-name="Tipodeletrapredefinidodoparágrafo" style:family="text">
      <style:text-properties fo:font-weight="bold" style:font-weight-asian="bold" style:font-weight-complex="bold"/>
    </style:style>
    <style:style style:name="T31" style:parent-style-name="Tipodeletrapredefinidodoparágrafo" style:family="text">
      <style:text-properties fo:font-weight="bold" style:font-weight-asian="bold" style:font-weight-complex="bold"/>
    </style:style>
    <style:style style:name="P32" style:parent-style-name="ParágrafodaLista" style:list-style-name="WWNum1" style:family="paragraph"/>
    <style:style style:name="T33" style:parent-style-name="Tipodeletrapredefinidodoparágrafo" style:family="text">
      <style:text-properties fo:font-weight="bold" style:font-weight-asian="bold" style:font-weight-complex="bold"/>
    </style:style>
    <style:style style:name="T34" style:parent-style-name="Tipodeletrapredefinidodoparágrafo" style:family="text">
      <style:text-properties fo:font-weight="bold" style:font-weight-asian="bold" style:font-weight-complex="bold"/>
    </style:style>
    <style:style style:name="P35" style:parent-style-name="ParágrafodaLista" style:list-style-name="WWNum1" style:family="paragraph"/>
    <style:style style:name="T36" style:parent-style-name="Tipodeletrapredefinidodoparágrafo" style:family="text">
      <style:text-properties fo:font-weight="bold" style:font-weight-asian="bold" style:font-weight-complex="bold"/>
    </style:style>
    <style:style style:name="P37" style:parent-style-name="ParágrafodaLista" style:list-style-name="WWNum1" style:family="paragraph"/>
    <style:style style:name="T38" style:parent-style-name="Tipodeletrapredefinidodoparágrafo" style:family="text">
      <style:text-properties fo:font-weight="bold" style:font-weight-asian="bold" style:font-weight-complex="bold"/>
    </style:style>
    <style:style style:name="P39" style:parent-style-name="ParágrafodaLista" style:list-style-name="WWNum1" style:family="paragraph"/>
    <style:style style:name="T40" style:parent-style-name="Tipodeletrapredefinidodoparágrafo" style:family="text">
      <style:text-properties fo:font-weight="bold" style:font-weight-asian="bold" style:font-weight-complex="bold"/>
    </style:style>
    <style:style style:name="P41" style:parent-style-name="ParágrafodaLista" style:list-style-name="WWNum1" style:family="paragraph"/>
    <style:style style:name="T42" style:parent-style-name="Tipodeletrapredefinidodoparágrafo" style:family="text">
      <style:text-properties fo:font-weight="bold" style:font-weight-asian="bold" style:font-weight-complex="bold"/>
    </style:style>
    <style:style style:name="P43" style:parent-style-name="ParágrafodaLista" style:list-style-name="WWNum1" style:family="paragraph"/>
    <style:style style:name="T44" style:parent-style-name="Tipodeletrapredefinidodoparágrafo" style:family="text">
      <style:text-properties fo:font-weight="bold" style:font-weight-asian="bold" style:font-weight-complex="bold"/>
    </style:style>
    <style:style style:name="P45" style:parent-style-name="ParágrafodaLista" style:list-style-name="WWNum1" style:family="paragraph"/>
    <style:style style:name="T46" style:parent-style-name="Tipodeletrapredefinidodoparágrafo" style:family="text">
      <style:text-properties fo:font-weight="bold" style:font-weight-asian="bold" style:font-weight-complex="bold"/>
    </style:style>
    <style:style style:name="T47" style:parent-style-name="Tipodeletrapredefinidodoparágrafo" style:family="text">
      <style:text-properties fo:font-weight="bold" style:font-weight-asian="bold" style:font-weight-complex="bold"/>
    </style:style>
    <style:style style:name="P48" style:parent-style-name="ParágrafodaLista" style:list-style-name="WWNum1" style:family="paragraph"/>
    <style:style style:name="T49" style:parent-style-name="Tipodeletrapredefinidodoparágrafo" style:family="text">
      <style:text-properties fo:font-weight="bold" style:font-weight-asian="bold" style:font-weight-complex="bold"/>
    </style:style>
    <style:style style:name="P50" style:parent-style-name="ParágrafodaLista" style:list-style-name="WWNum1" style:family="paragraph"/>
    <style:style style:name="T51" style:parent-style-name="Tipodeletrapredefinidodoparágrafo" style:family="text">
      <style:text-properties fo:font-weight="bold" style:font-weight-asian="bold" style:font-weight-complex="bold"/>
    </style:style>
    <style:style style:name="P52" style:parent-style-name="ParágrafodaLista" style:list-style-name="WWNum1" style:family="paragraph"/>
    <style:style style:name="T53" style:parent-style-name="Tipodeletrapredefinidodoparágrafo" style:family="text">
      <style:text-properties fo:font-weight="bold" style:font-weight-asian="bold" style:font-weight-complex="bold"/>
    </style:style>
    <style:style style:name="P54" style:parent-style-name="ParágrafodaLista" style:list-style-name="WWNum1" style:family="paragraph"/>
    <style:style style:name="T55" style:parent-style-name="Tipodeletrapredefinidodoparágrafo" style:family="text">
      <style:text-properties fo:font-weight="bold" style:font-weight-asian="bold" style:font-weight-complex="bold"/>
    </style:style>
    <style:style style:name="P56" style:parent-style-name="ParágrafodaLista" style:list-style-name="WWNum1" style:family="paragraph"/>
    <style:style style:name="T57" style:parent-style-name="Tipodeletrapredefinidodoparágrafo" style:family="text">
      <style:text-properties fo:font-weight="bold" style:font-weight-asian="bold" style:font-weight-complex="bold"/>
    </style:style>
    <style:style style:name="P58" style:parent-style-name="ParágrafodaLista" style:list-style-name="WWNum1" style:family="paragraph"/>
    <style:style style:name="T59" style:parent-style-name="Tipodeletrapredefinidodoparágrafo" style:family="text">
      <style:text-properties fo:font-weight="bold" style:font-weight-asian="bold" style:font-weight-complex="bold"/>
    </style:style>
    <style:style style:name="P60" style:parent-style-name="Standard" style:family="paragraph">
      <style:text-properties fo:font-weight="bold" style:font-weight-asian="bold" style:font-weight-complex="bold"/>
    </style:style>
    <style:style style:name="P61" style:parent-style-name="ParágrafodaLista" style:list-style-name="WWNum1" style:family="paragraph"/>
    <style:style style:name="T62" style:parent-style-name="Tipodeletrapredefinidodoparágrafo" style:family="text">
      <style:text-properties fo:font-weight="bold" style:font-weight-asian="bold" style:font-weight-complex="bold"/>
    </style:style>
    <style:style style:name="T63" style:parent-style-name="Tipodeletrapredefinidodoparágrafo" style:family="text">
      <style:text-properties fo:font-weight="bold" style:font-weight-asian="bold" style:font-weight-complex="bold" fo:font-size="12pt" style:font-size-asian="12pt" style:font-size-complex="12pt"/>
    </style:style>
    <style:style style:name="P64" style:parent-style-name="ParágrafodaLista" style:list-style-name="WWNum1" style:family="paragraph"/>
    <style:style style:name="T65" style:parent-style-name="Tipodeletrapredefinidodoparágrafo" style:family="text">
      <style:text-properties fo:font-weight="bold" style:font-weight-asian="bold" style:font-weight-complex="bold"/>
    </style:style>
    <style:style style:name="T66" style:parent-style-name="Tipodeletrapredefinidodoparágrafo" style:family="text">
      <style:text-properties fo:font-weight="bold" style:font-weight-asian="bold" style:font-weight-complex="bold"/>
    </style:style>
    <style:style style:name="P67" style:parent-style-name="ParágrafodaLista" style:list-style-name="WWNum1" style:family="paragraph"/>
    <style:style style:name="T68" style:parent-style-name="Tipodeletrapredefinidodoparágrafo" style:family="text">
      <style:text-properties fo:font-weight="bold" style:font-weight-asian="bold" style:font-weight-complex="bold"/>
    </style:style>
    <style:style style:name="P69" style:parent-style-name="ParágrafodaLista" style:list-style-name="WWNum1" style:family="paragraph"/>
    <style:style style:name="T70" style:parent-style-name="Tipodeletrapredefinidodoparágrafo" style:family="text">
      <style:text-properties fo:font-weight="bold" style:font-weight-asian="bold" style:font-weight-complex="bold"/>
    </style:style>
    <style:style style:name="P71" style:parent-style-name="ParágrafodaLista" style:list-style-name="WWNum1" style:family="paragraph"/>
    <style:style style:name="T72" style:parent-style-name="Tipodeletrapredefinidodoparágrafo" style:family="text">
      <style:text-properties fo:font-weight="bold" style:font-weight-asian="bold" style:font-weight-complex="bold"/>
    </style:style>
    <style:style style:name="P73" style:parent-style-name="ParágrafodaLista" style:list-style-name="WWNum1" style:family="paragraph"/>
    <style:style style:name="T74" style:parent-style-name="Tipodeletrapredefinidodoparágrafo" style:family="text">
      <style:text-properties fo:font-weight="bold" style:font-weight-asian="bold" style:font-weight-complex="bold"/>
    </style:style>
  </office:automatic-styles>
  <office:body>
    <office:text text:use-soft-page-breaks="true">
      <text:list text:style-name="WWNum1">
        <text:list-item text:start-value="1">
          <text:p text:style-name="P1"><text:span text:style-name="T2">APPS ESCOLHIDAS INICIALMENTE</text:span></text:p>
        </text:list-item>
      </text:list>
      <text:p text:style-name="P3">Minecraft</text:p>
      <text:p text:style-name="P4">Steam</text:p>
      <text:p text:style-name="P5">lunar cliente</text:p>
      <text:p text:style-name="P6">spotify</text:p>
      <text:p text:style-name="P7">VLC<text:s/></text:p>
      <text:p text:style-name="P8">Docker<text:s/></text:p>
      <text:p text:style-name="P9">visual studio</text:p>
      <text:p text:style-name="P10">python c c++ etc</text:p>
      <text:p text:style-name="P11">postman</text:p>
      <text:p text:style-name="P12">base de dados<text:s/></text:p>
      <text:p text:style-name="P13">GitHub</text:p>
      <text:p text:style-name="P14"/>
      <text:p text:style-name="P15"/>
      <text:list text:style-name="WWNum1" text:continue-numbering="true">
        <text:list-item>
          <text:p text:style-name="P16"><text:span text:style-name="T17">PRIMEIRO ATUALIZAR O SISTEMA ANTES DE TUDO</text:span></text:p>
        </text:list-item>
      </text:list>
      <text:p text:style-name="Standard">apt update &amp;&amp; apt upgrade -y</text:p>
      <text:p text:style-name="Standard"/>
      <text:list text:style-name="WWNum1" text:continue-numbering="true">
        <text:list-item>
          <text:p text:style-name="P18"><text:span text:style-name="T19">FORMAS DE INSTALAÇAO UTILIZADAS NORMALMENTE CUSTUMAM SER NA POS INSTALAÇÃO:</text:span></text:p>
        </text:list-item>
      </text:list>
      <text:p text:style-name="Standard"><text:span text:style-name="T20">SNAP</text:span>:</text:p>
      <text:p text:style-name="Standard">apt update</text:p>
      <text:p text:style-name="Standard">apt install -y snapd</text:p>
      <text:p text:style-name="Standard">systemctl enable snapd.socket</text:p>
      <text:p text:style-name="Standard">systemctl enable snapd</text:p>
      <text:p text:style-name="Standard">cria link ln -s /var/lib/snapd/snap /snap</text:p>
      <text:p text:style-name="Standard">snap install core</text:p>
      <text:p text:style-name="Standard">snap refresh core</text:p>
      <text:p text:style-name="Standard">snap install nome-do-app</text:p>
      <text:p text:style-name="Standard">ex:snap install chromium</text:p>
      <text:p text:style-name="Standard">ex:snap install postman</text:p>
      <text:p text:style-name="Standard">ver lista snap list</text:p>
      <text:p text:style-name="Standard">limpeza snap clean</text:p>
      <text:p text:style-name="Standard"><text:span text:style-name="T21">FLATPAKS</text:span>:</text:p>
      <text:p text:style-name="Standard">apt update</text:p>
      <text:p text:style-name="Standard">apt install -y flatpak plasma-discover-backend-flatpak</text:p>
      <text:p text:style-name="Standard">flatpak remote-add --if-not-exists flathub https://flathub.org/repo/flathub.flatpakrepo</text:p>
      <text:p text:style-name="Standard">verificar flatpak remotes</text:p>
      <text:soft-page-break/>
      <text:p text:style-name="Standard">flatpak install --system -y flathub ID.DO.APP</text:p>
      <text:p text:style-name="Standard">ex: flatpak install --system -y flathub io.gitlab.librewolf-community</text:p>
      <text:p text:style-name="Standard">ex:flatpak install --system -y flathub com.spotify.Client</text:p>
      <text:p text:style-name="Standard">ver lista flatpak list</text:p>
      <text:p text:style-name="Standard">limpeza <text:s/>flatpak uninstall --unused -y</text:p>
      <text:p text:style-name="Standard"><text:s text:c="3"/><text:tab/><text:s text:c="3"/>flatpak repair</text:p>
      <text:p text:style-name="Standard"/>
      <text:p text:style-name="Standard"/>
      <text:list text:style-name="WWNum1" text:continue-numbering="true">
        <text:list-item>
          <text:p text:style-name="P22"><text:span text:style-name="T23">INTERNAMENTE</text:span></text:p>
        </text:list-item>
      </text:list>
      <text:p text:style-name="Standard"><text:span text:style-name="T24">APT</text:span>:</text:p>
      <text:p text:style-name="Standard">sudo apt install …</text:p>
      <text:list text:style-name="WWNum1" text:continue-numbering="true">
        <text:list-item>
          <text:p text:style-name="P25"><text:span text:style-name="T26">VER APPS:</text:span></text:p>
        </text:list-item>
      </text:list>
      <text:p text:style-name="Standard">snap list | grep firefox (for Snap)</text:p>
      <text:p text:style-name="Standard">apt list --installed | grep firefox (for .deb)</text:p>
      <text:p text:style-name="Standard">flatpak list</text:p>
      <text:p text:style-name="Standard">.deb</text:p>
      <text:p text:style-name="Standard">tar.gz</text:p>
      <text:p text:style-name="Standard">appimages</text:p>
      <text:p text:style-name="Standard"/>
      <text:list text:style-name="WWNum1" text:continue-numbering="true">
        <text:list-item>
          <text:p text:style-name="P27"><text:span text:style-name="T28">REMOVER APPS</text:span></text:p>
        </text:list-item>
      </text:list>
      <text:p text:style-name="Standard"><text:span text:style-name="T29">SNAPS</text:span>: <text:s text:c="2"/>sudo snap remove firefox <text:s/></text:p>
      <text:p text:style-name="Standard"><text:span text:style-name="T30">APT</text:span>: <text:s text:c="4"/>sudo apt remove --purge firefox -y <text:s/></text:p>
      <text:p text:style-name="Standard"><text:s text:c="15"/>sudo apt remove --purge haruna -y</text:p>
      <text:p text:style-name="Standard"><text:span text:style-name="T31">FLATPAK</text:span>: flatpak list</text:p>
      <text:p text:style-name="Standard"><text:tab/><text:s text:c="6"/>flatpak uninstall --delete-data &lt;appid&gt;</text:p>
      <text:p text:style-name="Standard"><text:tab/><text:s text:c="6"/>flatpak uninstall --unused</text:p>
      <text:p text:style-name="Standard"/>
      <text:list text:style-name="WWNum1" text:continue-numbering="true">
        <text:list-item>
          <text:p text:style-name="P32"><text:span text:style-name="T33">REMOVER FIREFOX E COLOCAR LIBREWOLF( NÃO UTILIZADO NA csssss)</text:span></text:p>
        </text:list-item>
      </text:list>
      <text:p text:style-name="Standard"><text:span text:style-name="T34">LIBREWOLF</text:span><text:s/>: É UMA VERSAO MELHOR DO FIREFOX COM ADBLOCK INTEGRAADO, É UM FORK DO FIREFOX</text:p>
      <text:p text:style-name="Standard">sudo apt remove --purge firefox -y <text:s/></text:p>
      <text:p text:style-name="Standard">apt update &amp;&amp; apt install extrepo -y</text:p>
      <text:soft-page-break/>
      <text:p text:style-name="Standard">extrepo enable librewolf</text:p>
      <text:p text:style-name="Standard">apt update &amp;&amp; apt install librewolf -y</text:p>
      <text:p text:style-name="Standard"/>
      <text:p text:style-name="Standard">~~~~~~~~~~~~~~~~~~~~~~~~~~~~~~~~~~~~~~~~~~~~~~</text:p>
      <text:list text:style-name="WWNum1" text:continue-numbering="true">
        <text:list-item>
          <text:p text:style-name="P35"><text:span text:style-name="T36">REMOVER HARUNA(MPV) E INSTALAR VLC (UTILIZADO )</text:span></text:p>
        </text:list-item>
      </text:list>
      <text:p text:style-name="Standard">apt remove --purge haruna -y</text:p>
      <text:p text:style-name="Standard">apt install vlc -y</text:p>
      <text:list text:style-name="WWNum1" text:continue-numbering="true">
        <text:list-item>
          <text:p text:style-name="P37"><text:span text:style-name="T38">TRANSMISSION/qbittorrent : PARA INSTALAR FICHEIROS TIPO UM UTORRENT(UTILIZADO)</text:span></text:p>
        </text:list-item>
      </text:list>
      <text:p text:style-name="Standard">apt install qbittorrent -y</text:p>
      <text:p text:style-name="Standard">~~~~~~~~~~~~~~~~~~~~~~~~~~~~~~~~~~~~~~~~~~~~~~</text:p>
      <text:list text:style-name="WWNum1" text:continue-numbering="true">
        <text:list-item>
          <text:p text:style-name="P39"><text:span text:style-name="T40">SPOTIFY(UTILIZADO)</text:span></text:p>
        </text:list-item>
      </text:list>
      <text:p text:style-name="Standard">curl -sS https://download.spotify.com/debian/pubkey_5384CE82BA52C83A.asc | gpg --dearmor --yes -o /etc/apt/trusted.gpg.d/spotify.gpg</text:p>
      <text:p text:style-name="Standard">echo "deb https://repository.spotify.com stable non-free" | tee /etc/apt/sources.list.d/spotify.list</text:p>
      <text:p text:style-name="Standard">apt update</text:p>
      <text:p text:style-name="Standard">apt install spotify-client</text:p>
      <text:p text:style-name="Standard">~~~~~~~~~~~~~~~~~~~~~~~~~~~~~~~~~~~~~~~~~~~~~~</text:p>
      <text:list text:style-name="WWNum1" text:continue-numbering="true">
        <text:list-item>
          <text:p text:style-name="P41"><text:span text:style-name="T42">GITHUB (UTILIZADO)</text:span></text:p>
        </text:list-item>
      </text:list>
      <text:p text:style-name="Standard">apt install git -y</text:p>
      <text:p text:style-name="Standard"/>
      <text:list text:style-name="WWNum1" text:continue-numbering="true">
        <text:list-item>
          <text:p text:style-name="P43"><text:span text:style-name="T44">BEEKEPPER: TIPO SERVER MANEMENT STUIDO PARA DB (UTILIZADO)</text:span></text:p>
        </text:list-item>
      </text:list>
      <text:p text:style-name="Standard"># Install our GPG key</text:p>
      <text:p text:style-name="Standard">curl -fsSL https://deb.beekeeperstudio.io/beekeeper.key | <text:s/>gpg --dearmor --output /usr/share/keyrings/beekeeper.gpg \</text:p>
      <text:p text:style-name="Standard"><text:s text:c="2"/>&amp;&amp; <text:s/>chmod go+r /usr/share/keyrings/beekeeper.gpg \</text:p>
      <text:p text:style-name="Standard"><text:s text:c="2"/>&amp;&amp; echo "deb [signed-by=/usr/share/keyrings/beekeeper.gpg] https://deb.beekeeperstudio.io stable main" \</text:p>
      <text:p text:style-name="Standard"><text:s text:c="2"/>| <text:s/>tee /etc/apt/sources.list.d/beekeeper-studio-app.list &gt; /dev/null</text:p>
      <text:p text:style-name="Standard"># Update apt and install</text:p>
      <text:p text:style-name="Standard">apt update &amp;&amp; apt install beekeeper-studio -y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list text:style-name="WWNum1" text:continue-numbering="true">
        <text:list-item>
          <text:p text:style-name="P45"><text:span text:style-name="T46">POSTMAN (UTILIZADO)</text:span></text:p>
        </text:list-item>
      </text:list>
      <text:p text:style-name="Standard">apt install -y libssl-dev</text:p>
      <text:p text:style-name="Standard">wget https://dl.pstmn.io/download/latest/linux64 -O postman.tar.gz</text:p>
      <text:p text:style-name="Standard">tar -xzf postman.tar.gz -C /opt</text:p>
      <text:p text:style-name="Standard">rm postman.tar.gz</text:p>
      <text:p text:style-name="Standard">ln -s /opt/Postman/Postman /usr/local/bin/postman</text:p>
      <text:p text:style-name="Standard"><text:span text:style-name="T47">CRIAR ICONE</text:span></text:p>
      <text:p text:style-name="Standard">cat &lt;&lt;EOF &gt; /usr/share/applications/postman.desktop</text:p>
      <text:p text:style-name="Standard">[Desktop Entry]</text:p>
      <text:p text:style-name="Standard">Encoding=UTF-8</text:p>
      <text:p text:style-name="Standard">Name=Postman</text:p>
      <text:p text:style-name="Standard">Comment=API Development Environment</text:p>
      <text:p text:style-name="Standard">Exec=/opt/Postman/Postman</text:p>
      <text:p text:style-name="Standard">Icon=/opt/Postman/app/resources/app/assets/icon.png</text:p>
      <text:p text:style-name="Standard">Terminal=false</text:p>
      <text:p text:style-name="Standard">Type=Application</text:p>
      <text:p text:style-name="Standard">Categories=Development;IDE;</text:p>
      <text:p text:style-name="Standard">EOF</text:p>
      <text:p text:style-name="Standard">chmod +x /usr/bin/postman</text:p>
      <text:p text:style-name="Standard">chmod +x /opt/Postman/Postman</text:p>
      <text:p text:style-name="Standard"/>
      <text:p text:style-name="Standard"/>
      <text:list text:style-name="WWNum1" text:continue-numbering="true">
        <text:list-item>
          <text:p text:style-name="P48"><text:span text:style-name="T49">GAMING DRIVERS (versão 1) (NÃO UTILIZADO NA cssss)</text:span></text:p>
        </text:list-item>
      </text:list>
      <text:p text:style-name="Standard">https://guides.hakedev.com/wiki/ubuntu/nvidia-drivers-latest/</text:p>
      <text:p text:style-name="Standard">INSTALAR DRIVERS E VULKAN</text:p>
      <text:p text:style-name="Standard">apt update &amp;&amp; apt upgrade -y</text:p>
      <text:soft-page-break/>
      <text:p text:style-name="Standard"><text:s/>add-apt-repository ppa:graphics-drivers/ppa</text:p>
      <text:p text:style-name="Standard">apt update</text:p>
      <text:p text:style-name="Standard"><text:s/>ubuntu-drivers list/devices (Podes ignorar)</text:p>
      <text:p text:style-name="Standard"><text:s/>apt install nvidia-driver-&lt;DRIVER VERSION&gt; (Podes Ignorar)</text:p>
      <text:p text:style-name="Standard"><text:s/>ubuntu-drivers install FAZ INSTALAÇAO AUTOMATICAMENTE E ESCOLHE SOZINHO</text:p>
      <text:p text:style-name="Standard"/>
      <text:p text:style-name="Standard"/>
      <text:list text:style-name="WWNum1" text:continue-numbering="true">
        <text:list-item>
          <text:p text:style-name="P50"><text:span text:style-name="T51">INSTLAR WINE (UTILIZADO)</text:span></text:p>
        </text:list-item>
      </text:list>
      <text:p text:style-name="Standard">apt update</text:p>
      <text:p text:style-name="Standard">apt install -y wget gnupg software-properties-common</text:p>
      <text:p text:style-name="Standard">mkdir -pm755 /etc/apt/keyrings</text:p>
      <text:p text:style-name="Standard">wget -O - https://dl.winehq.org/wine-builds/winehq.key | <text:s/>gpg --dearmor -o /etc/apt/keyrings/winehq-archive.key</text:p>
      <text:p text:style-name="Standard">dpkg --add-architecture i386</text:p>
      <text:p text:style-name="Standard">wget -NP /etc/apt/sources.list.d/ https://dl.winehq.org/wine-builds/ubuntu/dists/noble/winehq-noble.sources</text:p>
      <text:p text:style-name="Standard">apt update</text:p>
      <text:p text:style-name="Standard">apt install --install-recommends winehq-stable -y</text:p>
      <text:p text:style-name="Standard"/>
      <text:list text:style-name="WWNum1" text:continue-numbering="true">
        <text:list-item>
          <text:p text:style-name="P52"><text:span text:style-name="T53">INSTALAR PROTON (IGNORAR) (NÃO UTILIZADO)</text:span></text:p>
        </text:list-item>
      </text:list>
      <text:p text:style-name="Standard">https://github.com/flathub/com.valvesoftware.Steam.CompatibilityTool.Proton-GE</text:p>
      <text:p text:style-name="Standard">flatpak remote-add --if-not-exists flathub https://flathub.org/repo/flathub.flatpakrepo # ADICIONA A LOJA DE FLATPAKS</text:p>
      <text:p text:style-name="Standard">flatpak install com.valvesoftware.Steam.CompatibilityTool.Proton-GE</text:p>
      <text:p text:style-name="Standard"/>
      <text:list text:style-name="WWNum1" text:continue-numbering="true">
        <text:list-item>
          <text:p text:style-name="P54"><text:span text:style-name="T55">INSTALAR STEAM (Ignorar) (NÃO UTILIZADO)</text:span></text:p>
        </text:list-item>
      </text:list>
      <text:p text:style-name="Standard">apt install -y steam</text:p>
      <text:p text:style-name="Standard"/>
      <text:list text:style-name="WWNum1" text:continue-numbering="true">
        <text:list-item>
          <text:p text:style-name="P56"><text:span text:style-name="T57">INSTALAR HEROIC GAMES (UTILIZADO)</text:span></text:p>
        </text:list-item>
      </text:list>
      <text:p text:style-name="Standard">wget https://github.com/Heroic-Games-Launcher/HeroicGamesLauncher/releases/download/v2.18.1/Heroic-2.18.1-linux-amd64.deb -O /tmp/heroic.deb</text:p>
      <text:p text:style-name="Standard">apt update</text:p>
      <text:soft-page-break/>
      <text:p text:style-name="Standard">apt install -y /tmp/heroic.deb || apt -f install -y</text:p>
      <text:p text:style-name="Standard"/>
      <text:list text:style-name="WWNum1" text:continue-numbering="true">
        <text:list-item>
          <text:p text:style-name="P58"><text:span text:style-name="T59">MINECRAFT (UTILIZADO)</text:span></text:p>
        </text:list-item>
      </text:list>
      <text:p text:style-name="Standard"># Instalar JAVA<text:s/></text:p>
      <text:p text:style-name="Standard">apt update<text:s/></text:p>
      <text:p text:style-name="Standard">apt install -y openjdk-17-jdk gdebi-core</text:p>
      <text:p text:style-name="Standard">apt update<text:s/></text:p>
      <text:p text:style-name="Standard"/>
      <text:p text:style-name="P60"># Instalar MINE launcher (UTILIZADO)</text:p>
      <text:p text:style-name="Standard">apt install gdebi-core</text:p>
      <text:p text:style-name="Standard">apt update</text:p>
      <text:p text:style-name="Standard">wget https://launcher.mojang.com/download/Minecraft.deb -O /tmp/minecraft.deb</text:p>
      <text:p text:style-name="Standard">gdebi -n /tmp/minecraft.deb</text:p>
      <text:p text:style-name="Standard">rm /tmp/minecraft.deb</text:p>
      <text:p text:style-name="Standard"/>
      <text:list text:style-name="WWNum1" text:continue-numbering="true">
        <text:list-item>
          <text:p text:style-name="P61"><text:span text:style-name="T62">LUNAR CLIENT (versão 1) (Não funciona no vm porque não tem permissão</text:span><text:span text:style-name="T63">) (UTILIZADO)</text:span></text:p>
        </text:list-item>
      </text:list>
      <text:p text:style-name="Standard">apt update<text:s/></text:p>
      <text:p text:style-name="Standard">wget "https://api.lunarclientprod.com/site/download?os=linux" -O /opt/LunarClient.AppImage</text:p>
      <text:p text:style-name="Standard">chmod +x /opt/LunarClient.AppImage</text:p>
      <text:p text:style-name="Standard">ln -s /opt/LunarClient.AppImage /usr/bin/lunarclient</text:p>
      <text:p text:style-name="Standard"/>
      <text:p text:style-name="Standard"/>
      <text:list text:style-name="WWNum1" text:continue-numbering="true">
        <text:list-item>
          <text:p text:style-name="P64"><text:span text:style-name="T65">LUNAR CLIENT (versão 2) (Mudei para que funciona-se na vm mas acredito que funcione sem isso em um pc real) (NÃO UTILIZADO)</text:span></text:p>
        </text:list-item>
      </text:list>
      <text:p text:style-name="Standard">wget "https://api.lunarclientprod.com/site/download?os=linux" -O /opt/LunarClient.AppImage</text:p>
      <text:p text:style-name="Standard">chmod +x /opt/LunarClient.AppImage</text:p>
      <text:p text:style-name="Standard">/opt/LunarClient.AppImage --appimage-extract</text:p>
      <text:p text:style-name="Standard">mv squashfs-root /opt/lunarclient</text:p>
      <text:p text:style-name="Standard">ln -s /opt/lunarclient/AppRun /usr/bin/lunarclient</text:p>
      <text:p text:style-name="Standard">chown root /opt/lunarclient/chrome-sandbox</text:p>
      <text:soft-page-break/>
      <text:p text:style-name="Standard">chmod 4755 /opt/lunarclient/chrome-sandbox</text:p>
      <text:p text:style-name="Standard">find /opt/lunarclient -type d -exec chmod 755 {} \;</text:p>
      <text:p text:style-name="Standard"><text:span text:style-name="T66">CRIAR ICONE</text:span></text:p>
      <text:p text:style-name="Standard">tee -a /usr/share/applications/lunarclient.desktop &gt; /dev/null<text:s/><text:line-break/>&lt;&lt;'EOF'</text:p>
      <text:p text:style-name="Standard">[Desktop Entry]</text:p>
      <text:p text:style-name="Standard">Encoding=UTF-8</text:p>
      <text:p text:style-name="Standard">Name=Lunar Client</text:p>
      <text:p text:style-name="Standard">Comment=Lunar Client for Minecraft</text:p>
      <text:p text:style-name="Standard">Exec=/opt/lunarclient/AppRun</text:p>
      <text:p text:style-name="Standard">Icon=/opt/LunarClient.AppImage</text:p>
      <text:p text:style-name="Standard">Terminal=false</text:p>
      <text:p text:style-name="Standard">Type=Application</text:p>
      <text:p text:style-name="Standard">Categories=Game;</text:p>
      <text:p text:style-name="Standard">EOF</text:p>
      <text:p text:style-name="Standard"/>
      <text:list text:style-name="WWNum1" text:continue-numbering="true">
        <text:list-item>
          <text:p text:style-name="P67"><text:span text:style-name="T68">VSCODE (Versao 1) (NÃO UTILIZADO)</text:span></text:p>
        </text:list-item>
      </text:list>
      <text:p text:style-name="Standard">apt update &amp;&amp; apt upgrade -y</text:p>
      <text:p text:style-name="Standard"><text:span text:style-name="Internetlink">wget -O /opt/code.deb "</text:span><text:a xlink:href="https://code.visualstudio.com/sha/download?build=stable&amp;os=linux-deb-x64" office:target-frame-name="_top" xlink:show="replace"><text:span text:style-name="Internetlink">https://code.visualstudio.com/sha/download?build=stable&amp;os=linux-deb-x64</text:span></text:a><text:span text:style-name="Internetlink">"</text:span><text:span text:style-name="Internetlink"><text:tab/></text:span></text:p>
      <text:p text:style-name="Standard">apt install -y /opt/code.deb</text:p>
      <text:p text:style-name="Standard">echo "code code/add-microsoft-repo boolean true" | debconf-set-selections</text:p>
      <text:p text:style-name="Standard">apt-get install wget gpg &amp;&amp;</text:p>
      <text:p text:style-name="Standard">wget -qO- https://packages.microsoft.com/keys/microsoft.asc | gpg --dearmor &gt; microsoft.gpg &amp;&amp;</text:p>
      <text:p text:style-name="Standard">install -D -o root -g root -m 644 microsoft.gpg /usr/share/keyrings/microsoft.gpg &amp;&amp;</text:p>
      <text:p text:style-name="Standard">rm -f microsoft.gpg</text:p>
      <text:p text:style-name="Standard"/>
      <text:p text:style-name="Standard">mdkir /etc/apt/sources.list.d/vscode.source<text:line-break/>Types: deb</text:p>
      <text:p text:style-name="Standard">URIs: https://packages.microsoft.com/repos/code</text:p>
      <text:p text:style-name="Standard">Suites: stable</text:p>
      <text:p text:style-name="Standard">Components: main</text:p>
      <text:soft-page-break/>
      <text:p text:style-name="Standard">Architectures: amd64,arm64,armhf</text:p>
      <text:p text:style-name="Standard">Signed-By: /usr/share/keyrings/microsoft.gpg<text:line-break/>apt install apt-transport-https &amp;&amp;</text:p>
      <text:p text:style-name="Standard">apt update &amp;&amp;</text:p>
      <text:p text:style-name="Standard">apt install code # or code-insiders</text:p>
      <text:p text:style-name="Standard"/>
      <text:list text:style-name="WWNum1" text:continue-numbering="true">
        <text:list-item>
          <text:p text:style-name="P69"><text:span text:style-name="T70">VSCODIUM (Versao 2) ( UTILIZADO)</text:span></text:p>
        </text:list-item>
      </text:list>
      <text:p text:style-name="Standard">wget -qO - https://gitlab.com/paulcarroty/vscodium-deb-rpm-repo/raw/master/pub.gpg \</text:p>
      <text:p text:style-name="Standard"><text:s text:c="4"/>| gpg --dearmor \</text:p>
      <text:p text:style-name="Standard"><text:s text:c="4"/>| dd of=/usr/share/keyrings/vscodium-archive-keyring.gpg</text:p>
      <text:p text:style-name="Standard"/>
      <text:p text:style-name="Standard">echo -e 'Types: deb\nURIs: https://download.vscodium.com/debs\nSuites: vscodium\nComponents: main\nArchitectures: amd64 arm64\nSigned-by: /usr/share/keyrings/vscodium-archive-keyring.gpg' \</text:p>
      <text:p text:style-name="Standard">| tee /etc/apt/sources.list.d/vscodium.sources</text:p>
      <text:p text:style-name="Standard"/>
      <text:list text:style-name="WWNum1" text:continue-numbering="true">
        <text:list-item>
          <text:p text:style-name="P71"><text:span text:style-name="T72">EXTRAS (UTILIZADO)</text:span></text:p>
        </text:list-item>
      </text:list>
      <text:p text:style-name="Standard">apt update</text:p>
      <text:p text:style-name="Standard">apt install -y build-essential gdb python3 python3-pip python3-venv curl</text:p>
      <text:p text:style-name="Standard"># Node.js LTS + npm</text:p>
      <text:p text:style-name="Standard">curl -fsSL https://deb.nodesource.com/setup_lts.x | bash -</text:p>
      <text:p text:style-name="Standard">apt install -y nodejs</text:p>
      <text:p text:style-name="Standard">npm install -g typescript</text:p>
      <text:p text:style-name="Standard"/>
      <text:list text:style-name="WWNum1" text:continue-numbering="true">
        <text:list-item>
          <text:p text:style-name="P73"><text:span text:style-name="T74">DOCKER ENGINE (UTILIZADO)</text:span></text:p>
        </text:list-item>
      </text:list>
      <text:p text:style-name="Standard"># Pacotes básicos</text:p>
      <text:p text:style-name="Standard">apt update</text:p>
      <text:p text:style-name="Standard">apt install -y ca-certificates curl gnupg</text:p>
      <text:p text:style-name="Standard"/>
      <text:p text:style-name="Standard"># Criar diretório para chaves</text:p>
      <text:p text:style-name="Standard">install -m 0755 -d /etc/apt/keyrings</text:p>
      <text:p text:style-name="Standard"/>
      <text:soft-page-break/>
      <text:p text:style-name="Standard"># Baixar chave GPG do Docker</text:p>
      <text:p text:style-name="Standard">curl -fsSL https://download.docker.com/linux/ubuntu/gpg | gpg --dearmor -o /etc/apt/keyrings/docker.gpg</text:p>
      <text:p text:style-name="Standard">chmod a+r /etc/apt/keyrings/docker.gpg</text:p>
      <text:p text:style-name="Standard"/>
      <text:p text:style-name="Standard">cat &lt;&lt;EOF &gt; /etc/apt/sources.list.d/docker.sources</text:p>
      <text:p text:style-name="Standard">Types: deb</text:p>
      <text:p text:style-name="Standard">URIs: https://download.docker.com/linux/ubuntu</text:p>
      <text:p text:style-name="Standard">Suites: noble</text:p>
      <text:p text:style-name="Standard">Components: stable</text:p>
      <text:p text:style-name="Standard">Signed-By: /etc/apt/keyrings/docker.gpg</text:p>
      <text:p text:style-name="Standard">EOF</text:p>
      <text:p text:style-name="Standard"/>
      <text:p text:style-name="Standard"># Atualizar pacotes e instalar Docker</text:p>
      <text:p text:style-name="Standard">apt update</text:p>
      <text:p text:style-name="Standard">apt install -y docker-ce docker-ce-cli containerd.io docker-buildx-plugin docker-compose-plugin</text:p>
      <text:p text:style-name="Standard"/>
      <text:p text:style-name="Standard">----------------------------------------------------------------------------------------------------------------</text:p>
      <text:p text:style-name="Standard"/>
      <text:p text:style-name="Standard">JA VEIO LIBREOFICEA INSTALADO um Windows office para Linux opensource então não adicionamos nada.</text:p>
      <text:p text:style-name="Standard">PARA O DESKTOP ENVIRMENT....não vou mexer em nada porque em questão da interface gráfica eu instalei diretamente o kubuntu com kde plasma 5 , que já vem com 99% do visual e alguma apps já instaladas como o KWin (gerenciador de janelas), Konsole (gerenciador de consola) e outras</text:p>
      <text:p text:style-name="Standard">tudo isto foi modificado/colocado no chroot. QUE O CUBIC SIMULA .</text:p>
      <text:p text:style-name="Standard">chroot um mecanismo "diretório raiz" e é onde nos podemos criar as modificações e adiciçoes dos programas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Shruti" svg:font-family="Shruti" style:font-family-generic="swiss" style:font-pitch="variable" svg:panose-1="2 0 5 0 0 0 0 0 0 0"/>
    <style:font-face style:name="Aptos Display" svg:font-family="Aptos Display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Noto Sans Devanagari" svg:font-family="Noto Sans Devanagari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16in">
        <style:background-fill draw:fill="solid"/>
      </style:paragraph-properties>
      <style:text-properties style:font-name="Aptos" style:font-name-asian="Aptos" style:font-name-complex="Shrut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pt" fo:country="PT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Standard" style:next-style-name="Standard" style:default-outline-level="1">
      <style:paragraph-properties fo:keep-with-next="always" fo:keep-together="always" fo:margin-top="0.25in" fo:margin-bottom="0.0555in"/>
      <style:text-properties style:font-name="Aptos Display" fo:color="#2E74B5" fo:font-size="20pt" style:font-size-asian="20pt" style:font-size-complex="20pt" fo:hyphenate="false"/>
    </style:style>
    <style:style style:name="Título2" style:display-name="Título 2" style:family="paragraph" style:parent-style-name="Standard" style:next-style-name="Standard" style:default-outline-level="2">
      <style:paragraph-properties fo:keep-with-next="always" fo:keep-together="always" fo:margin-top="0.1111in" fo:margin-bottom="0.0555in"/>
      <style:text-properties style:font-name="Aptos Display" fo:color="#2E74B5" fo:font-size="16pt" style:font-size-asian="16pt" style:font-size-complex="16pt" fo:hyphenate="false"/>
    </style:style>
    <style:style style:name="Título3" style:display-name="Título 3" style:family="paragraph" style:parent-style-name="Standard" style:next-style-name="Standard" style:default-outline-level="3">
      <style:paragraph-properties fo:keep-with-next="always" fo:keep-together="always" fo:margin-top="0.1111in" fo:margin-bottom="0.0555in"/>
      <style:text-properties fo:color="#2E74B5" fo:font-size="14pt" style:font-size-asian="14pt" style:font-size-complex="14pt" fo:hyphenate="false"/>
    </style:style>
    <style:style style:name="Título4" style:display-name="Título 4" style:family="paragraph" style:parent-style-name="Standard" style:next-style-name="Standard" style:default-outline-level="4">
      <style:paragraph-properties fo:keep-with-next="always" fo:keep-together="always" fo:margin-top="0.0555in" fo:margin-bottom="0.0277in"/>
      <style:text-properties fo:font-style="italic" style:font-style-asian="italic" style:font-style-complex="italic" fo:color="#2E74B5" fo:hyphenate="false"/>
    </style:style>
    <style:style style:name="Título5" style:display-name="Título 5" style:family="paragraph" style:parent-style-name="Standard" style:next-style-name="Standard" style:default-outline-level="5">
      <style:paragraph-properties fo:keep-with-next="always" fo:keep-together="always" fo:margin-top="0.0555in" fo:margin-bottom="0.0277in"/>
      <style:text-properties fo:color="#2E74B5" fo:hyphenate="false"/>
    </style:style>
    <style:style style:name="Título6" style:display-name="Título 6" style:family="paragraph" style:parent-style-name="Standard" style:next-style-name="Standard" style:default-outline-level="6">
      <style:paragraph-properties fo:keep-with-next="always" fo:keep-together="always" fo:margin-top="0.0277in" fo:margin-bottom="0in"/>
      <style:text-properties fo:font-style="italic" style:font-style-asian="italic" style:font-style-complex="italic" fo:color="#595959" fo:hyphenate="false"/>
    </style:style>
    <style:style style:name="Título7" style:display-name="Título 7" style:family="paragraph" style:parent-style-name="Standard" style:next-style-name="Standard" style:default-outline-level="7">
      <style:paragraph-properties fo:keep-with-next="always" fo:keep-together="always" fo:margin-top="0.0277in" fo:margin-bottom="0in"/>
      <style:text-properties fo:color="#595959" fo:hyphenate="false"/>
    </style:style>
    <style:style style:name="Título8" style:display-name="Título 8" style:family="paragraph" style:parent-style-name="Standard" style:next-style-name="Standard" style:default-outline-level="8">
      <style:paragraph-properties fo:keep-with-next="always" fo:keep-together="always" fo:margin-bottom="0in"/>
      <style:text-properties fo:font-style="italic" style:font-style-asian="italic" style:font-style-complex="italic" fo:color="#272727" fo:hyphenate="false"/>
    </style:style>
    <style:style style:name="Título9" style:display-name="Título 9" style:family="paragraph" style:parent-style-name="Standard" style:next-style-name="Standard" style:default-outline-level="9">
      <style:paragraph-properties fo:keep-with-next="always" fo:keep-together="always" fo:margin-bottom="0in"/>
      <style:text-properties fo:color="#272727" fo:hyphenate="false"/>
    </style:style>
    <style:style style:name="Normal" style:display-name="Normal" style:family="paragraph">
      <style:text-properties fo:hyphenate="false"/>
    </style:style>
    <style:style style:name="Tipodeletrapredefinidodoparágrafo" style:display-name="Tipo de letra predefinido do parágrafo" style:family="text"/>
    <style:style style:name="Standard" style:display-name="Standard" style:family="paragraph">
      <style:paragraph-properties fo:widows="2" fo:orphans="2" fo:margin-bottom="0.1111in" fo:line-height="106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style:font-name-complex="Noto Sans Devanagar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style:font-name-complex="Noto Sans Devanagari" fo:font-size="12pt" style:font-size-asian="12pt"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style:font-name-complex="Noto Sans Devanagari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Noto Sans Devanagari" fo:font-size="12pt" style:font-size-asian="12pt" fo:hyphenate="false"/>
    </style:style>
    <style:style style:name="Título" style:display-name="Título" style:family="paragraph" style:parent-style-name="Standard" style:next-style-name="Standard">
      <style:paragraph-properties style:contextual-spacing="true" fo:margin-bottom="0.0555in" fo:line-height="100%"/>
      <style:text-properties style:font-name="Aptos Display" fo:letter-spacing="-0.0069in" fo:font-size="28pt" style:font-size-asian="28pt" style:font-size-complex="28pt" fo:hyphenate="false"/>
    </style:style>
    <style:style style:name="Subtítulo" style:display-name="Subtítulo" style:family="paragraph" style:parent-style-name="Standard" style:next-style-name="Standard">
      <style:text-properties fo:color="#595959" fo:letter-spacing="0.0104in" fo:font-size="14pt" style:font-size-asian="14pt" style:font-size-complex="14pt" fo:hyphenate="false"/>
    </style:style>
    <style:style style:name="Citação" style:display-name="Citação" style:family="paragraph" style:parent-style-name="Standard" style:next-style-name="Standard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ParágrafodaLista" style:display-name="Parágrafo da Lista" style:family="paragraph" style:parent-style-name="Standard">
      <style:paragraph-properties style:contextual-spacing="true" fo:margin-left="0.5in">
        <style:tab-stops/>
      </style:paragraph-properties>
      <style:text-properties fo:hyphenate="false"/>
    </style:style>
    <style:style style:name="CitaçãoIntensa" style:display-name="Citação Intensa" style:family="paragraph" style:parent-style-name="Standard" style:next-style-name="Standard">
      <style:paragraph-properties fo:border-top="0.0069in solid #2E74B5" fo:border-left="none" fo:border-bottom="0.0069in solid #2E74B5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2E74B5" fo:hyphenate="false"/>
    </style:style>
    <style:style style:name="Título1Caráter" style:display-name="Título 1 Caráter" style:family="text" style:parent-style-name="Tipodeletrapredefinidodoparágrafo">
      <style:text-properties style:font-name="Aptos Display" style:font-name-asian="Aptos" style:font-name-complex="Shruti" fo:color="#2E74B5" fo:font-size="20pt" style:font-size-asian="20pt" style:font-size-complex="20pt"/>
    </style:style>
    <style:style style:name="Título2Caráter" style:display-name="Título 2 Caráter" style:family="text" style:parent-style-name="Tipodeletrapredefinidodoparágrafo">
      <style:text-properties style:font-name="Aptos Display" style:font-name-asian="Aptos" style:font-name-complex="Shruti" fo:color="#2E74B5" fo:font-size="16pt" style:font-size-asian="16pt" style:font-size-complex="16pt"/>
    </style:style>
    <style:style style:name="Título3Caráter" style:display-name="Título 3 Caráter" style:family="text" style:parent-style-name="Tipodeletrapredefinidodoparágrafo">
      <style:text-properties style:font-name-asian="Aptos" style:font-name-complex="Shruti" fo:color="#2E74B5" fo:font-size="14pt" style:font-size-asian="14pt" style:font-size-complex="14pt"/>
    </style:style>
    <style:style style:name="Título4Caráter" style:display-name="Título 4 Caráter" style:family="text" style:parent-style-name="Tipodeletrapredefinidodoparágrafo">
      <style:text-properties style:font-name-asian="Aptos" style:font-name-complex="Shruti" fo:font-style="italic" style:font-style-asian="italic" style:font-style-complex="italic" fo:color="#2E74B5"/>
    </style:style>
    <style:style style:name="Título5Caráter" style:display-name="Título 5 Caráter" style:family="text" style:parent-style-name="Tipodeletrapredefinidodoparágrafo">
      <style:text-properties style:font-name-asian="Aptos" style:font-name-complex="Shruti" fo:color="#2E74B5"/>
    </style:style>
    <style:style style:name="Título6Caráter" style:display-name="Título 6 Caráter" style:family="text" style:parent-style-name="Tipodeletrapredefinidodoparágrafo">
      <style:text-properties style:font-name-asian="Aptos" style:font-name-complex="Shruti" fo:font-style="italic" style:font-style-asian="italic" style:font-style-complex="italic" fo:color="#595959"/>
    </style:style>
    <style:style style:name="Título7Caráter" style:display-name="Título 7 Caráter" style:family="text" style:parent-style-name="Tipodeletrapredefinidodoparágrafo">
      <style:text-properties style:font-name-asian="Aptos" style:font-name-complex="Shruti" fo:color="#595959"/>
    </style:style>
    <style:style style:name="Título8Caráter" style:display-name="Título 8 Caráter" style:family="text" style:parent-style-name="Tipodeletrapredefinidodoparágrafo">
      <style:text-properties style:font-name-asian="Aptos" style:font-name-complex="Shruti" fo:font-style="italic" style:font-style-asian="italic" style:font-style-complex="italic" fo:color="#272727"/>
    </style:style>
    <style:style style:name="Título9Caráter" style:display-name="Título 9 Caráter" style:family="text" style:parent-style-name="Tipodeletrapredefinidodoparágrafo">
      <style:text-properties style:font-name-asian="Aptos" style:font-name-complex="Shruti" fo:color="#272727"/>
    </style:style>
    <style:style style:name="TítuloCaráter" style:display-name="Título Caráter" style:family="text" style:parent-style-name="Tipodeletrapredefinidodoparágrafo">
      <style:text-properties style:font-name="Aptos Display" style:font-name-asian="Aptos" style:font-name-complex="Shruti" fo:letter-spacing="-0.0069in" style:letter-kerning="true" fo:font-size="28pt" style:font-size-asian="28pt" style:font-size-complex="28pt"/>
    </style:style>
    <style:style style:name="SubtítuloCaráter" style:display-name="Subtítulo Caráter" style:family="text" style:parent-style-name="Tipodeletrapredefinidodoparágrafo">
      <style:text-properties style:font-name-asian="Aptos" style:font-name-complex="Shruti" fo:color="#595959" fo:letter-spacing="0.0104in" fo:font-size="14pt" style:font-size-asian="14pt" style:font-size-complex="14pt"/>
    </style:style>
    <style:style style:name="CitaçãoCaráter" style:display-name="Citação Caráter" style:family="text" style:parent-style-name="Tipodeletrapredefinidodoparágrafo">
      <style:text-properties fo:font-style="italic" style:font-style-asian="italic" style:font-style-complex="italic" fo:color="#404040"/>
    </style:style>
    <style:style style:name="ÊnfaseIntensa" style:display-name="Ênfase Intensa" style:family="text" style:parent-style-name="Tipodeletrapredefinidodoparágrafo">
      <style:text-properties fo:font-style="italic" style:font-style-asian="italic" style:font-style-complex="italic" fo:color="#2E74B5"/>
    </style:style>
    <style:style style:name="CitaçãoIntensaCaráter" style:display-name="Citação Intensa Caráter" style:family="text" style:parent-style-name="Tipodeletrapredefinidodoparágrafo">
      <style:text-properties fo:font-style="italic" style:font-style-asian="italic" style:font-style-complex="italic" fo:color="#2E74B5"/>
    </style:style>
    <style:style style:name="ReferênciaIntensa" style:display-name="Referência Intensa" style:family="text" style:parent-style-name="Tipodeletrapredefinidodoparágrafo">
      <style:text-properties fo:font-weight="bold" style:font-weight-asian="bold" style:font-weight-complex="bold" fo:font-variant="small-caps" fo:color="#2E74B5" fo:letter-spacing="0.0034in"/>
    </style:style>
    <style:style style:name="Internetlink" style:display-name="Internet link" style:family="text" style:parent-style-name="Tipodeletrapredefinidodoparágrafo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MençãoNãoResolvida" style:display-name="Menção Não Resolvida" style:family="text" style:parent-style-name="Tipodeletrapredefinidodoparágrafo">
      <style:text-properties fo:color="#605E5C" fo:background-color="#E1DFDD"/>
    </style:style>
    <style:style style:name="ListLabel1" style:display-name="ListLabel 1" style:family="text"/>
    <style:style style:name="ListLabel2" style:display-name="ListLabel 2" style:family="text"/>
    <style:style style:name="ListLabel3" style:display-name="ListLabel 3" style:family="text"/>
    <style:style style:name="ListLabel4" style:display-name="ListLabel 4" style:family="text"/>
    <style:style style:name="ListLabel5" style:display-name="ListLabel 5" style:family="text"/>
    <style:style style:name="ListLabel6" style:display-name="ListLabel 6" style:family="text"/>
    <style:style style:name="ListLabel7" style:display-name="ListLabel 7" style:family="text"/>
    <style:style style:name="ListLabel8" style:display-name="ListLabel 8" style:family="text"/>
    <style:style style:name="ListLabel9" style:display-name="ListLabel 9" style:family="text"/>
    <style:style style:name="ListLabel10" style:display-name="ListLabel 10" style:family="text"/>
    <text:list-style style:name="NoList" style:display-name="No List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1" style:display-name="WWNum1">
      <text:list-level-style-number text:level="1" style:num-suffix="." style:num-list-format-name="NLF0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meta:initial-creator>pedro aaa</meta:initial-creator>
    <dc:creator>pedro aaa</dc:creator>
    <meta:creation-date>2025-12-27T01:35:00Z</meta:creation-date>
    <dc:date>2025-12-27T02:37:00Z</dc:date>
    <meta:template xlink:href="Normal.dotm" xlink:type="simple"/>
    <meta:editing-cycles>3</meta:editing-cycles>
    <meta:editing-duration>PT540S</meta:editing-duration>
    <meta:user-defined meta:name="AppVersion">16.0000</meta:user-defined>
    <meta:document-statistic meta:page-count="9" meta:paragraph-count="18" meta:word-count="1434" meta:character-count="9161" meta:row-count="64" meta:non-whitespace-character-count="7745"/>
  </office:meta>
</office:document-meta>
</file>